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JUnit4ClassRunnerTests.getSpringTimeoutViaMetaAnnotationWi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JUnit4ClassRunnerTests.prepareTestInstance( Object test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4ClassRunnerTests.springTimeoutWith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JUnit4ClassRunnerTests.checkThatExceptionsAreNotSilentlySwallow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ringJUnit4ClassRunnerTests.createTestContextManag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JUnit4ClassRunnerTests.springTimeoutWithMetaAnnotationAnd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JUnit4ClassRunnerTests.getSpringTimeoutVia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